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1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Type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table:style-name="Default" table:number-columns-repeated="770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table:style-name="ce7" office:value-type="float" office:value="130" calcext:value-type="float">
            <text:p>130</text:p>
          </table:table-cell>
          <table:table-cell table:style-name="ce12" office:value-type="string" calcext:value-type="string">
            <text:p>Connection established</text:p>
          </table:table-cell>
          <table:table-cell table:style-name="ce7"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eck current depth with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eck current depth without offse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Default" office:value-type="string" calcext:value-type="string">
            <text:p>Check flow rat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log file siz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9" office:value-type="string" calcext:value-type="string">
            <text:p>Upload log data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Upload activity lo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Upload confi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Upload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Get curren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et device tim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Update confi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lear contents of data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lear contents of activity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lear contents of SMS log fil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Reset the devic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eck GSM SI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taUploadStatu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nactiv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quiring for number of entries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Waiting to receive all data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All data received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Upload interrupted/data incomplete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Processing received data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ngoingOperation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aUpload</text:p>
          </table:table-cell>
          <table:table-cell table:number-columns-repeated="1022"/>
        </table:table-row>
        <table:table-row table:style-name="ro1" table:number-rows-repeated="7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tting codes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anInterval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depthOffset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depthSamplingCount</text:p>
          </table:table-cell>
          <table:table-cell table:number-columns-repeated="102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alertRecipientsCount</text:p>
          </table:table-cell>
          <table:table-cell table:number-columns-repeated="102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9" office:value-type="string" calcext:value-type="string">
            <text:p>alertRecipients</text:p>
          </table:table-cell>
          <table:table-cell table:number-columns-repeated="1022"/>
        </table:table-row>
        <table:table-row table:style-name="ro1" table:number-rows-repeated="3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ctivity Log Code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/>
          <table:table-cell table:number-columns-repeated="102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wer On standard</text:p>
          </table:table-cell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  <table:table-cell table:style-name="ce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 On while connected to app</text:p>
          </table:table-cell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9" office:value-type="string" calcext:value-type="string">
            <text:p>Unsuccessful power on</text:p>
          </table:table-cell>
          <table:table-cell table:number-columns-repeated="1022"/>
        </table:table-row>
        <table:table-row table:style-name="ro1" table:number-rows-repeated="6">
          <table:table-cell/>
          <table:table-cell table:style-name="ce9"/>
          <table:table-cell table:number-columns-repeated="1022"/>
        </table:table-row>
        <table:table-row table:style-name="ro1" table:number-rows-repeated="6">
          <table:table-cell/>
          <table:table-cell table:style-name="ce10"/>
          <table:table-cell table:number-columns-repeated="1022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1">00/00/0000</text:date>, <text:time style:data-style-name="N2" text:time-value="13:50:14.4453019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20-01-21T21:51:30.809933843</dc:date>
    <meta:editing-duration>P2DT16H49M35S</meta:editing-duration>
    <meta:editing-cycles>57</meta:editing-cycles>
    <meta:document-statistic meta:table-count="5" meta:cell-count="105" meta:object-count="0"/>
  </office:meta>
</office:document-meta>
</file>